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24c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melia J. All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Cyrus Adler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21, 1929</text:p>
      <text:p text:style-name="P5">Month<text:tab/><text:tab/><text:tab/><text:tab/><text:tab/><text:tab/>January</text:p>
      <text:p text:style-name="P5">Year<text:tab/><text:tab/><text:tab/><text:tab/><text:tab/><text:tab/>1929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The letter is a photocopy of an earlier letter.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1936 Diamond St/</text:p>
      <text:p text:style-name="P3">Phila. 1-21-29/</text:p>
      <text:p text:style-name="P2">Dr. Cyrus Adler/</text:p>
      <text:p text:style-name="P2"><text:tab/>Pres. Jewish Theological Sem'y. N. Y./</text:p>
      <text:p text:style-name="P2">Dear Dr. Adler:-/</text:p>
      <text:p text:style-name="P2"><text:tab/>In answer to your/ letter in Exponent I am sending/ the only letter I had from Dr./ Morais. <text:s/>It was probably written/ to Mr. David Sulzberger, who was/ <text:span text:style-name="T2">that</text:span> then admitting to Hebrew/ Education Night School, of which/ I was then Principal--I do not/ know if this, or enclosed report/ of laying of corner-stone of Mikveh/ will be of any use to you, but/ you are welcome to be same./</text:p>
      <text:p text:style-name="P2"><text:tab/>With regards, I am,/</text:p>
      <text:p text:style-name="P2"><text:tab/><text:tab/>Yours sincerely/</text:p>
      <text:p text:style-name="P2"><text:tab/><text:tab/><text:tab/>Amelia J. All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5:10:47.24</meta:creation-date>
    <meta:document-statistic meta:table-count="0" meta:image-count="0" meta:object-count="0" meta:page-count="2" meta:paragraph-count="70" meta:word-count="271" meta:character-count="1856"/>
    <dc:date>2011-11-23T15:14:57.30</dc:date>
    <dc:creator>Penn Libraries</dc:creator>
    <meta:editing-duration>PT00H04M10S</meta:editing-duration>
    <meta:editing-cycles>1</meta:editing-cycles>
    <meta:generator>OpenOffice.org/3.2$Win32 OpenOffice.org_project/320m12$Build-9483</meta:generator>
  </office:meta>
</office:document-meta>
</file>